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larendon" svg:font-family="Clarendon" style:font-family-generic="system" style:font-pitch="variable" svg:panose-1="0 0 0 0 0 0 0 0 0 0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larendon" style:font-name-asian="Clarendon" style:font-name-complex="Clarendo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larendon" style:font-name-asian="Clarendon" style:font-name-complex="Clarendon" fo:font-weight="bold" style:font-weight-asian="bold" fo:font-size="16pt" style:font-size-asian="16pt"/>
    </style:style>
    <style:style style:name="T4" style:parent-style-name="DefaultParagraphFont" style:family="text">
      <style:text-properties style:font-name="Clarendon" style:font-name-asian="Clarendon" style:font-name-complex="Clarendo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6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7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8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9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10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11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12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13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name="T14" style:parent-style-name="DefaultParagraphFont" style:family="text">
      <style:text-properties style:font-name="Comic Sans MS" style:font-name-asian="Comic Sans MS" style:font-name-complex="Comic Sans MS" fo:font-size="16pt" style:font-size-asian="16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Installing git and accessing it through the<text:s/></text:span><text:span text:style-name="T3"><text:tab/></text:span><text:span text:style-name="T4">original command prompt on windows.</text:span></text:p>
      <text:p text:style-name="Normal"/>
      <text:p text:style-name="Normal"><text:span text:style-name="T5">Download a git package, which may be zip file from any of your most trusted sites,</text:span></text:p>
      <text:p text:style-name="Normal"><text:span text:style-name="T6">Unzip the zipped folder containing git[] = new {git bash, git gui}</text:span></text:p>
      <text:p text:style-name="Normal"><text:span text:style-name="T7">Notice that by<text:s/></text:span><text:span text:style-name="T8">installing git via running the setup, you will have access to git bash which is a command prompt view of git where you can knowmally run git commands, while using that, i noticed that git bash complies to terminal commands mostly, which is good for linux u</text:span><text:span text:style-name="T9">sers than window's</text:span></text:p>
      <text:p text:style-name="Normal"/>
      <text:p text:style-name="Normal"><text:span text:style-name="T10">Now if yiu want to be able to run your git commands from the cmd, on windows, you will need to add the path to git <text:s/>bin, forexample: c:/program files/git/bin <text:s text:c="3"/>to your environmental variables, under path so that you can have something<text:s/></text:span><text:span text:style-name="T11">like:</text:span></text:p>
      <text:p text:style-name="Normal"><draw:frame draw:z-index="251658240" draw:id="id0" draw:style-name="a0" draw:name="Picture 1" text:anchor-type="as-char" svg:x="0in" svg:y="0in" svg:width="6in" svg:height="4.31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><text:bookmark-start text:name="_GoBack"/><text:bookmark-end text:name="_GoBack"/></text:p>
      <text:p text:style-name="Normal"><text:span text:style-name="T12">C:\Program Files\java\jdk1.7.0\bin;C:\Program Files\maven\apache-maven-3.0.4\bin;C:\Program Files\Git\bin; <text:s/>in Variable name:</text:span></text:p>
      <text:p text:style-name="Normal"><text:span text:style-name="T13">notice that C:\Program Files\java\jdk1.7.0\bin is path for my jdk, C:\Program Files\maven\apache</text:span><text:span text:style-name="T14">-maven-3.0.4\bin is path for maven and finally C:\Program Files\Git\bin <text:s/>which is path for git, we seperate the different paths with a semicolon, and put a semicolon at the end of the path so that we can keep on adding another path if an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larendon" svg:font-family="Clarendon" style:font-family-generic="system" style:font-pitch="variable" svg:panose-1="0 0 0 0 0 0 0 0 0 0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kaweesi joseph</dc:creator>
    <meta:creation-date>2012-12-23T10:57:00Z</meta:creation-date>
    <dc:date>2012-12-23T10:58:00Z</dc:date>
    <meta:template xlink:href="Normal" xlink:type="simple"/>
    <meta:editing-cycles>3</meta:editing-cycles>
    <meta:editing-duration>PT0S</meta:editing-duration>
    <meta:document-statistic meta:page-count="1" meta:paragraph-count="2" meta:word-count="187" meta:character-count="1255" meta:row-count="8" meta:non-whitespace-character-count="1070"/>
  </office:meta>
</office:document-meta>
</file>